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031cm" fo:min-width="18.663cm"/>
    </style:style>
    <style:style style:name="gr3" style:family="graphic" style:parent-style-name="standard">
      <style:graphic-properties draw:stroke="solid" svg:stroke-color="#ff3333" draw:fill="none" draw:fill-color="#ffffff" draw:textarea-horizontal-align="left" draw:auto-grow-height="true" draw:auto-grow-width="true" fo:min-height="0.805cm" fo:min-width="1.907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solid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5cm" fo:min-width="2.89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5cm" fo:min-width="3.812cm"/>
    </style:style>
    <style:style style:name="pr1" style:family="presentation" style:parent-style-name="タイトル_20_スライド-notes">
      <style:graphic-properties draw:fill-color="#ffffff" fo:min-height="13.364cm"/>
    </style:style>
    <style:style style:name="pr2" style:family="presentation" style:parent-style-name="タイトルとコンテンツ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color="#ff3333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style:font-size-asian="18pt" fo:hyphenate="false"/>
    </style:style>
    <style:style style:name="P8" style:family="paragraph">
      <loext:graphic-properties draw:fill-color="#ffffff"/>
      <style:text-properties style:font-size-asian="20pt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" style:family="text">
      <style:text-properties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color="#ff3333"/>
    </style:style>
    <style:style style:name="T4" style:family="text">
      <style:text-properties fo:color="#000000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タイトル_20_スライド" presentation:presentation-page-layout-name="AL1T0">
        <draw:custom-shape draw:name="テキスト ボックス 3" draw:style-name="gr1" draw:text-style-name="P2" draw:layer="layout" svg:width="12.339cm" svg:height="1.436cm" svg:x="7.014cm" svg:y="0.818cm">
          <text:p text:style-name="P1"><text:span text:style-name="T1">データ構造記述言語</text:span><text:span text:style-name="T1">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6" draw:style-name="gr1" draw:text-style-name="P2" draw:layer="layout" svg:width="23.148cm" svg:height="5.585cm" svg:x="0.727cm" svg:y="4.228cm">
          <text:p text:style-name="P1"><text:span text:style-name="T2">- </text:span><text:span text:style-name="T2">データ構造</text:span><text:span text:style-name="T2">パラダイムを</text:span><text:span text:style-name="T2">統一 </text:span></text:p>
          <text:p text:style-name="P1"><text:span text:style-name="T2">　　</text:span><text:span text:style-name="T2">=&gt; NIMS </text:span><text:span text:style-name="T2">Standard </text:span><text:span text:style-name="T2">SpreadSheet</text:span></text:p>
          <text:p text:style-name="P1"><text:span text:style-name="T2">　　　　</text:span><text:span text:style-name="T2">（データ形式</text:span><text:span text:style-name="T2">=</text:span><text:span text:style-name="T2">データ構造</text:span><text:span text:style-name="T2">となるような</text:span><text:span text:style-name="T2">厳密解釈を目</text:span><text:span text:style-name="T2">指す）</text:span></text:p>
          <text:p text:style-name="P1"><text:span text:style-name="T2">- </text:span><text:span text:style-name="T2">シンプルな</text:span><text:span text:style-name="T2">データ構造の</text:span><text:span text:style-name="T2">みを扱う </text:span></text:p>
          <text:p text:style-name="P1"><text:span text:style-name="T2">　　</text:span><text:span text:style-name="T2">=&gt; CSV</text:span></text:p>
          <text:p text:style-name="P1"><text:span text:style-name="T2">- </text:span><text:span text:style-name="T2">統一された</text:span><text:span text:style-name="T2">データ構造パ</text:span><text:span text:style-name="T2">ラダイムの下</text:span><text:span text:style-name="T2">でデータを扱</text:span><text:span text:style-name="T2">う </text:span></text:p>
          <text:p text:style-name="P1"><text:span text:style-name="T2">　　</text:span><text:span text:style-name="T2">=&gt; </text:span><text:span text:style-name="T2">シンプ</text:span><text:span text:style-name="T2">ルで最低限の</text:span><text:span text:style-name="T2">オペレーショ</text:span><text:span text:style-name="T2">ン定義 </text:span><text:span text:style-name="T2">=&gt; </text:span><text:span text:style-name="T2">NIMS</text:span><text:span text:style-name="T2">オリジナ</text:span><text:span text:style-name="T2">ルな定義言語 </text:span></text:p>
          <draw:enhanced-geometry draw:mirror-horizontal="false" draw:mirror-vertical="false" svg:viewBox="0 0 23149 558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2" draw:layer="layout" svg:width="2.404cm" svg:height="1.013cm" svg:x="0.35cm" svg:y="2.8cm">
          <text:p text:style-name="P1"><text:span text:style-name="T2">目的：</text:span></text:p>
          <draw:enhanced-geometry draw:mirror-horizontal="false" draw:mirror-vertical="false" svg:viewBox="0 0 240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19.163cm" svg:height="7.281cm" svg:x="2.237cm" svg:y="9.919cm">
          <draw:text-box>
            <text:p>定義言語 tq：</text:p>
            <text:p>&lt;head&gt;::=&lt;ref-label&gt;?&lt;reference&gt;?&lt;function&gt;?&lt;name&gt;?&lt;bind&gt;?;</text:p>
            <text:p>&lt;ref-label&gt;::=(’#’|’##’)&lt;num&gt;+;</text:p>
            <text:p>&lt;reference&gt;::=’$’(’#’|’##’)&lt;num&gt;+;</text:p>
            <text:p>&lt;function&gt;::=’{'&lt;operator&gt;(’(’&lt;T-form&gt;(’,’&lt;T-form&gt;)*’)’)*’}’;</text:p>
            <text:p>&lt;name&gt;::=&lt;char&gt;+;</text:p>
            <text:p>&lt;bind&gt;::=’[’(&lt;num&gt;+(,&lt;num&gt;+)*)?’]’;</text:p>
            <text:p>&lt;operator&gt;::='$'&lt;name&gt;'$'</text:p>
            <text:p>&lt;T-form&gt;::=&lt;head&gt;(’(’(&lt;T-form&gt;(’,’&lt;T-form&gt;)*)?’)’)*;</text:p>
          </draw:text-box>
        </draw:frame>
        <draw:frame draw:style-name="gr3" draw:text-style-name="P4" draw:layer="layout" svg:width="2.407cm" svg:height="1.055cm" svg:x="0.094cm" svg:y="0.119cm">
          <draw:text-box>
            <text:p><text:span text:style-name="T3">新仕様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タイトルとコンテンツ" presentation:presentation-page-layout-name="AL2T11">
        <draw:custom-shape draw:name="テキスト ボックス 3" draw:style-name="gr1" draw:text-style-name="P6" draw:layer="layout" svg:width="19.637cm" svg:height="8.633cm" svg:x="0.401cm" svg:y="3.313cm">
          <text:p text:style-name="P1"><text:span text:style-name="T2">- </text:span><text:span text:style-name="T2">データ構造記述 </text:span><text:span text:style-name="T2">= NS3 + CSV + tq</text:span></text:p>
          <text:p text:style-name="P1"><text:span text:style-name="T2">- NIMS Standard SpreadSheet</text:span><text:span text:style-name="T2">形式</text:span><text:span text:style-name="T2">(NS3)</text:span><text:span text:style-name="T2">は、前述</text:span><text:span text:style-name="T2">&lt;T-form&gt;</text:span><text:span text:style-name="T2">で表現され</text:span><text:span text:style-name="T2">る</text:span><text:span text:style-name="T2">:</text:span></text:p>
          <text:p text:style-name="P1"><text:span text:style-name="T2"><text:s text:c="4"/></text:span><text:span text:style-name="T2">NS3:: &lt;Dataset&gt;</text:span></text:p>
          <text:p text:style-name="P1"><text:span text:style-name="T2"><text:s text:c="4"/></text:span><text:span text:style-name="T2">&lt;Dataset&gt;::=’(‘&lt;Line&gt;(‘,’&lt;Line&gt;)*’)’</text:span></text:p>
          <text:p text:style-name="P1"><text:span text:style-name="T2"><text:s text:c="4"/></text:span><text:span text:style-name="T2">&lt;Line&gt;::=’(‘&lt;Cell&gt;(‘,’&lt;Cell&gt;)*’)’</text:span></text:p>
          <text:p text:style-name="P1"><text:span text:style-name="T2"><text:s text:c="4"/></text:span><text:span text:style-name="T2">&lt;Cell&gt;::=’(‘&lt;Item&gt;’,’’Quantity’’(‘&lt;Valu</text:span><text:span text:style-name="T2">e&gt;’,’&lt;Unit&gt;’)’’)’ </text:span></text:p>
          <text:p text:style-name="P1"><text:span text:style-name="T2"><text:s text:c="16"/></text:span><text:span text:style-name="T2">| </text:span><text:span text:style-name="T2">‘(‘&lt;Item&gt;’,’&lt;Type&gt;’(‘&lt;Value&gt;’)’’)’</text:span></text:p>
          <text:p text:style-name="P1"><text:span text:style-name="T2">- CSV:</text:span></text:p>
          <text:p text:style-name="P1"><text:span text:style-name="T2"><text:s text:c="2"/></text:span><text:span text:style-name="T2">厳密に</text:span><text:span text:style-name="T2">CSV</text:span><text:span text:style-name="T2">のみ</text:span></text:p>
          <text:p text:style-name="P1"><text:span text:style-name="T2">- </text:span><text:span text:style-name="T2">データ形式定義言語 </text:span><text:span text:style-name="T2">tq:</text:span></text:p>
          <text:p text:style-name="P1"><text:span text:style-name="T2"><text:s text:c="2"/></text:span><text:span text:style-name="T2">NIMS</text:span><text:span text:style-name="T2">のオリジナル構造定義言語</text:span><text:span text:style-name="T2">（前述）</text:span></text:p>
          <draw:enhanced-geometry draw:mirror-horizontal="false" draw:mirror-vertical="false" svg:viewBox="0 0 12404 482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7" draw:layer="layout" svg:width="3.674cm" svg:height="1.013cm" svg:x="0.1cm" svg:y="2.3cm">
          <text:p text:style-name="P1"><text:span text:style-name="T2">構造定</text:span><text:span text:style-name="T2">義：</text:span></text:p>
          <draw:enhanced-geometry draw:mirror-horizontal="false" draw:mirror-vertical="false" svg:viewBox="0 0 367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" draw:style-name="gr5" draw:text-style-name="P2" draw:layer="layout" svg:width="8.754cm" svg:height="3.299cm" svg:x="3.679cm" svg:y="7.018cm">
          <text:p/>
          <draw:enhanced-geometry draw:mirror-horizontal="false" draw:mirror-vertical="false" svg:viewBox="0 0 8755 33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7" draw:layer="layout" svg:width="12.339cm" svg:height="1.436cm" svg:x="7.014cm" svg:y="0.529cm">
          <text:p text:style-name="P1"><text:span text:style-name="T1">データ構造</text:span><text:span text:style-name="T1">記述言語の</text:span><text:span text:style-name="T1">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2.407cm" svg:height="1.055cm" svg:x="0.095cm" svg:y="0.12cm">
          <draw:text-box>
            <text:p><text:span text:style-name="T3">新仕様</text:span></text:p>
          </draw:text-box>
        </draw:frame>
        <draw:custom-shape draw:name="テキスト ボックス 4" draw:style-name="gr1" draw:text-style-name="P7" draw:layer="layout" svg:width="4.309cm" svg:height="1.013cm" svg:x="0.108cm" svg:y="12.987cm">
          <text:p text:style-name="P1"><text:span text:style-name="T2">構造レベル：</text:span></text:p>
          <draw:enhanced-geometry draw:mirror-horizontal="false" draw:mirror-vertical="false" svg:viewBox="0 0 367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7" draw:layer="layout" svg:width="10.05cm" svg:height="1.773cm" svg:x="0.5cm" svg:y="14.027cm">
          <text:p text:style-name="P1"><text:span text:style-name="T2">- </text:span><text:span text:style-name="T2">言語木構造</text:span></text:p>
          <text:p text:style-name="P1"><text:span text:style-name="T2">- </text:span><text:span text:style-name="T2">言語が表す均質化</text:span><text:span text:style-name="T2">2</text:span><text:span text:style-name="T2">部グラフ構造</text:span></text:p>
          <draw:enhanced-geometry draw:mirror-horizontal="false" draw:mirror-vertical="false" svg:viewBox="0 0 367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タイトルとコンテンツ" presentation:presentation-page-layout-name="AL2T11">
        <draw:custom-shape draw:name="テキスト ボックス 3" draw:style-name="gr1" draw:text-style-name="P2" draw:layer="layout" svg:width="8.754cm" svg:height="3.297cm" svg:x="0.62cm" svg:y="11.463cm">
          <text:p text:style-name="P1"><text:span text:style-name="T2"><text:s text:c="2"/></text:span><text:span text:style-name="T2">- </text:span><text:span text:style-name="T2">項レファレンス：</text:span></text:p>
          <text:p text:style-name="P1"><text:span text:style-name="T2"><text:s text:c="4"/></text:span><text:span text:style-name="T2">#1($#1) =&gt; #1($#1@#1)</text:span></text:p>
          <text:p text:style-name="P1"><text:span text:style-name="T2"><text:s text:c="2"/></text:span><text:span text:style-name="T2">- </text:span><text:span text:style-name="T2">木レファレンス：</text:span></text:p>
          <text:p text:style-name="P1"><text:span text:style-name="T2"><text:s text:c="4"/></text:span><text:span text:style-name="T2">$##1(##1) =&gt; $##1@##1(##1)</text:span></text:p>
          <draw:enhanced-geometry draw:mirror-horizontal="false" draw:mirror-vertical="false" svg:viewBox="0 0 15845 33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2" draw:layer="layout" svg:width="5.579cm" svg:height="1.013cm" svg:x="0.169cm" svg:y="10.462cm">
          <text:p text:style-name="P1"><text:span text:style-name="T2">レファレンス例：</text:span></text:p>
          <draw:enhanced-geometry draw:mirror-horizontal="false" draw:mirror-vertical="false" svg:viewBox="0 0 1447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2" draw:layer="layout" svg:width="12.339cm" svg:height="1.436cm" svg:x="7.014cm" svg:y="0.691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6" draw:layer="layout" svg:width="6.853cm" svg:height="1.013cm" svg:x="0.265cm" svg:y="3.6cm">
          <text:p text:style-name="P1"><text:span text:style-name="T2">レファレンスの定義：</text:span></text:p>
          <draw:enhanced-geometry draw:mirror-horizontal="false" draw:mirror-vertical="false" svg:viewBox="0 0 621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3" draw:style-name="gr1" draw:text-style-name="P6" draw:layer="layout" svg:width="16.37cm" svg:height="2.537cm" svg:x="0.832cm" svg:y="4.663cm">
          <text:p text:style-name="P1"><text:span text:style-name="T2"><text:s text:c="2"/></text:span><text:span text:style-name="T2">- </text:span><text:span text:style-name="T2">グラフおよび均質化２部グラフ構造を表すための表現</text:span></text:p>
          <text:p text:style-name="P1"><text:span text:style-name="T2"><text:s text:c="2"/></text:span><text:span text:style-name="T2">- </text:span><text:span text:style-name="T2">項レファレンス</text:span></text:p>
          <text:p text:style-name="P1"><text:span text:style-name="T2"><text:s text:c="2"/></text:span><text:span text:style-name="T2">- </text:span><text:span text:style-name="T2">木レファレンス</text:span></text:p>
          <draw:enhanced-geometry draw:mirror-horizontal="false" draw:mirror-vertical="false" svg:viewBox="0 0 20812 32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2.407cm" svg:height="1.055cm" svg:x="0.095cm" svg:y="0.12cm">
          <draw:text-box>
            <text:p><text:span text:style-name="T3">新仕様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タイトルとコンテンツ" presentation:presentation-page-layout-name="AL2T11">
        <draw:custom-shape draw:name="テキスト ボックス 3" draw:style-name="gr1" draw:text-style-name="P7" draw:layer="layout" svg:width="8.06cm" svg:height="4.821cm" svg:x="0.668cm" svg:y="11.463cm">
          <text:p text:style-name="P1"><text:span text:style-name="T2">- ex.1</text:span><text:span text:style-name="T2">：</text:span></text:p>
          <text:p text:style-name="P1"><text:span text:style-name="T2"><text:s text:c="2"/></text:span><text:span text:style-name="T2">[1] =&gt; [1]%(A)</text:span></text:p>
          <text:p text:style-name="P1"><text:span text:style-name="T2">- ex.2</text:span><text:span text:style-name="T2">：</text:span></text:p>
          <text:p text:style-name="P1"><text:span text:style-name="T2"><text:s text:c="2"/></text:span><text:span text:style-name="T2">[2] =&gt; [2]%(A,B)</text:span></text:p>
          <text:p text:style-name="P1"><text:span text:style-name="T2">- ex.3</text:span><text:span text:style-name="T2">：</text:span></text:p>
          <text:p text:style-name="P1"><text:span text:style-name="T2"><text:s text:c="2"/></text:span><text:span text:style-name="T2">[2]([2]) =&gt; [2]([2])%(A,B,C,D)</text:span></text:p>
          <draw:enhanced-geometry draw:mirror-horizontal="false" draw:mirror-vertical="false" svg:viewBox="0 0 15845 33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7" draw:layer="layout" svg:width="4.948cm" svg:height="1.013cm" svg:x="0.484cm" svg:y="10.462cm">
          <text:p text:style-name="P1"><text:span text:style-name="T2">バインドの例：</text:span></text:p>
          <draw:enhanced-geometry draw:mirror-horizontal="false" draw:mirror-vertical="false" svg:viewBox="0 0 1447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7" draw:layer="layout" svg:width="12.339cm" svg:height="1.436cm" svg:x="7.014cm" svg:y="0.691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7" draw:layer="layout" svg:width="5.583cm" svg:height="1.013cm" svg:x="0.5cm" svg:y="3.6cm">
          <text:p text:style-name="P1"><text:span text:style-name="T2">バインドの定義：</text:span></text:p>
          <draw:enhanced-geometry draw:mirror-horizontal="false" draw:mirror-vertical="false" svg:viewBox="0 0 621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3" draw:style-name="gr1" draw:text-style-name="P7" draw:layer="layout" svg:width="15.447cm" svg:height="2.537cm" svg:x="0.993cm" svg:y="4.663cm">
          <text:p text:style-name="P1"><text:span text:style-name="T2">- </text:span><text:span text:style-name="T2">構造（ノード）に「値」をバインドするための表現</text:span></text:p>
          <text:p text:style-name="P1"><text:span text:style-name="T2">- </text:span><text:span text:style-name="T2">対象はリーフノードのみ</text:span></text:p>
          <text:p text:style-name="P1"><text:span text:style-name="T2">- </text:span><text:span text:style-name="T2">配列サイズは上位のノードから引き継がれる</text:span></text:p>
          <draw:enhanced-geometry draw:mirror-horizontal="false" draw:mirror-vertical="false" svg:viewBox="0 0 20812 32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2.407cm" svg:height="1.055cm" svg:x="0.095cm" svg:y="0.12cm">
          <draw:text-box>
            <text:p><text:span text:style-name="T3">新仕様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タイトルとコンテンツ" presentation:presentation-page-layout-name="AL2T11">
        <draw:custom-shape draw:name="テキスト ボックス 3" draw:style-name="gr1" draw:text-style-name="P7" draw:layer="layout" svg:width="14.173cm" svg:height="3.297cm" svg:x="0.5cm" svg:y="10.087cm">
          <text:p text:style-name="P1"><text:span text:style-name="T2">- </text:span><text:span text:style-name="T2">関数名部分を”オペレータ”と呼び明確化する</text:span></text:p>
          <text:p text:style-name="P1"><text:span text:style-name="T2">- </text:span><text:span text:style-name="T2">オペレータ表現は、</text:span><text:span text:style-name="T2">$&lt;name&gt;$</text:span><text:span text:style-name="T2">である</text:span></text:p>
          <text:p text:style-name="P1"><text:span text:style-name="T2"><text:s text:c="2"/></text:span><text:span text:style-name="T2">- </text:span><text:span text:style-name="T2">直接実行</text:span></text:p>
          <text:p text:style-name="P1"><text:span text:style-name="T2"><text:s text:c="2"/></text:span><text:span text:style-name="T2">- </text:span><text:span text:style-name="T2">実行ブロック内で実行</text:span></text:p>
          <draw:enhanced-geometry draw:mirror-horizontal="false" draw:mirror-vertical="false" svg:viewBox="0 0 15845 33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7" draw:layer="layout" svg:width="6.214cm" svg:height="1.013cm" svg:x="0.086cm" svg:y="9.117cm">
          <text:p text:style-name="P1"><text:span text:style-name="T2">オペレータの定義：</text:span></text:p>
          <draw:enhanced-geometry draw:mirror-horizontal="false" draw:mirror-vertical="false" svg:viewBox="0 0 1447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7" draw:layer="layout" svg:width="12.339cm" svg:height="1.436cm" svg:x="7.014cm" svg:y="0.691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7" draw:layer="layout" svg:width="8.369cm" svg:height="1.013cm" svg:x="0.074cm" svg:y="1.987cm">
          <text:p text:style-name="P1"><text:span text:style-name="T2">関数（</text:span><text:span text:style-name="T2">&lt;function&gt;</text:span><text:span text:style-name="T2">）の定義：</text:span></text:p>
          <draw:enhanced-geometry draw:mirror-horizontal="false" draw:mirror-vertical="false" svg:viewBox="0 0 6219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3" draw:style-name="gr1" draw:text-style-name="P7" draw:layer="layout" svg:width="18.622cm" svg:height="5.583cm" svg:x="0.5cm" svg:y="2.979cm">
          <text:p text:style-name="P1"><text:span text:style-name="T2">- </text:span><text:span text:style-name="T2">より高度な操作に対応するため”関数”の概念を導入</text:span></text:p>
          <text:p text:style-name="P1"><text:span text:style-name="T2">- </text:span><text:span text:style-name="T2">木構造の変更を伴う効果をもたらすものは関数とする</text:span></text:p>
          <text:p text:style-name="P1"><text:span text:style-name="T2"><text:s text:c="2"/></text:span><text:span text:style-name="T2">（項参照は言語構造そのものなので関数ではない）</text:span></text:p>
          <text:p text:style-name="P1"><text:span text:style-name="T2">- </text:span><text:span text:style-name="T2">それ以外の効果をもたらすものも、場合によっては関数とする</text:span></text:p>
          <text:p text:style-name="P1"><text:span text:style-name="T2">- </text:span><text:span text:style-name="T2">今まで関数としていたものは、新仕様に表現変更される</text:span></text:p>
          <text:p text:style-name="P1"><text:span text:style-name="T2">- </text:span><text:span text:style-name="T2">関数の引数は、「自分自身以降の木」</text:span></text:p>
          <text:p text:style-name="P1"><text:span text:style-name="T2">- </text:span><text:span text:style-name="T2">関数表現による構造変更を「オペレーション」と呼ぶ</text:span></text:p>
          <draw:enhanced-geometry draw:mirror-horizontal="false" draw:mirror-vertical="false" svg:viewBox="0 0 20812 32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3" draw:style-name="gr1" draw:text-style-name="P7" draw:layer="layout" svg:width="15.844cm" svg:height="3.299cm" svg:x="0.482cm" svg:y="15.03cm">
          <text:p text:style-name="P1"><text:span text:style-name="T2">- CSV</text:span><text:span text:style-name="T2">から</text:span><text:span text:style-name="T2">NS3</text:span><text:span text:style-name="T2">形式への変換</text:span></text:p>
          <text:p text:style-name="P1"><text:span text:style-name="T2">- </text:span><text:span text:style-name="T2">複数</text:span><text:span text:style-name="T2">CSV</text:span><text:span text:style-name="T2">ファイルの統合</text:span></text:p>
          <text:p text:style-name="P1"><text:span text:style-name="T2">　　（複数</text:span><text:span text:style-name="T2">CSV</text:span><text:span text:style-name="T2">ファイルから一つの</text:span><text:span text:style-name="T2">NS3</text:span><text:span text:style-name="T2">形式への変換）</text:span></text:p>
          <text:p text:style-name="P1"><text:span text:style-name="T2">- </text:span><text:span text:style-name="T2">辞書と</text:span><text:span text:style-name="T2">CSV</text:span><text:span text:style-name="T2">ファイルの統合</text:span></text:p>
          <draw:enhanced-geometry draw:mirror-horizontal="false" draw:mirror-vertical="false" svg:viewBox="0 0 15845 33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7" draw:layer="layout" svg:width="15.104cm" svg:height="1.013cm" svg:x="0.114cm" svg:y="14.062cm">
          <text:p text:style-name="P1"><text:span text:style-name="T2">オペレーション例（後のスライドより順次紹介）：</text:span></text:p>
          <draw:enhanced-geometry draw:mirror-horizontal="false" draw:mirror-vertical="false" svg:viewBox="0 0 1447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2.407cm" svg:height="1.055cm" svg:x="0.095cm" svg:y="0.12cm">
          <draw:text-box>
            <text:p><text:span text:style-name="T3">新仕様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タイトルとコンテンツ" presentation:presentation-page-layout-name="AL2T11">
        <draw:custom-shape draw:name="テキスト ボックス 3" draw:style-name="gr1" draw:text-style-name="P2" draw:layer="layout" svg:width="10.046cm" svg:height="1.013cm" svg:x="0.105cm" svg:y="10.111cm">
          <text:p text:style-name="P1"><text:span text:style-name="T2">- </text:span><text:span text:style-name="T2">出力データ形式定義</text:span><text:span text:style-name="T2">: data.ns3.ddl</text:span></text:p>
          <draw:enhanced-geometry draw:mirror-horizontal="false" draw:mirror-vertical="false" svg:viewBox="0 0 1004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2" draw:layer="layout" svg:width="16.801cm" svg:height="1.013cm" svg:x="5.38cm" svg:y="1.529cm">
          <text:p text:style-name="P1"><text:span text:style-name="T2">オペレーション例：</text:span><text:span text:style-name="T2">CSV</text:span><text:span text:style-name="T2">から</text:span><text:span text:style-name="T2">NS3</text:span><text:span text:style-name="T2">形式への変換 （検討中）</text:span></text:p>
          <draw:enhanced-geometry draw:mirror-horizontal="false" draw:mirror-vertical="false" svg:viewBox="0 0 20468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2" draw:layer="layout" svg:width="12.339cm" svg:height="1.436cm" svg:x="7.014cm" svg:y="0cm">
          <text:p text:style-name="P1"><text:span text:style-name="T1">データ構造記述言語の開発</text:span></text:p>
          <draw:enhanced-geometry draw:mirror-horizontal="false" draw:mirror-vertical="false" svg:viewBox="0 0 12340 14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0" draw:style-name="gr6" draw:text-style-name="P6" draw:layer="layout" svg:width="5.636cm" svg:height="0.843cm" svg:x="0.864cm" svg:y="11.137cm">
          <text:p text:style-name="P1"><text:span text:style-name="T4">{$PI$}($#1,$#2($#4,$#3))</text:span></text:p>
          <draw:enhanced-geometry draw:mirror-horizontal="false" draw:mirror-vertical="false" svg:viewBox="0 0 5336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2" draw:style-name="gr6" draw:text-style-name="P6" draw:layer="layout" svg:width="8.983cm" svg:height="0.843cm" svg:x="0.817cm" svg:y="8.758cm">
          <text:p text:style-name="P1"><text:span text:style-name="T4">{$BIND$($#11)}(#1[2],#2[2],#3[2],#4[4,2])</text:span></text:p>
          <draw:enhanced-geometry draw:mirror-horizontal="false" draw:mirror-vertical="false" svg:viewBox="0 0 5764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7" draw:style-name="gr1" draw:text-style-name="P2" draw:layer="layout" svg:width="2.739cm" svg:height="1.013cm" svg:x="0.1cm" svg:y="13.922cm">
          <text:p text:style-name="P1"><text:span text:style-name="T2">- </text:span><text:span text:style-name="T2">出力 </text:span><text:span text:style-name="T2">: </text:span></text:p>
          <draw:enhanced-geometry draw:mirror-horizontal="false" draw:mirror-vertical="false" svg:viewBox="0 0 274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3" draw:style-name="gr1" draw:text-style-name="P2" draw:layer="layout" svg:width="10.096cm" svg:height="1.013cm" svg:x="0.11cm" svg:y="7.754cm">
          <text:p text:style-name="P1"><text:span text:style-name="T2">- </text:span><text:span text:style-name="T2">入力データ形式定義</text:span><text:span text:style-name="T2">: data.ns3.ddf</text:span></text:p>
          <draw:enhanced-geometry draw:mirror-horizontal="false" draw:mirror-vertical="false" svg:viewBox="0 0 1009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3" draw:style-name="gr1" draw:text-style-name="P6" draw:layer="layout" svg:width="9.901cm" svg:height="1.013cm" svg:x="0.1cm" svg:y="5.2cm">
          <text:p text:style-name="P1"><text:span text:style-name="T2">- </text:span><text:span text:style-name="T2">バインドデータ定義</text:span><text:span text:style-name="T2">: data.ns3.bfl</text:span></text:p>
          <draw:enhanced-geometry draw:mirror-horizontal="false" draw:mirror-vertical="false" svg:viewBox="0 0 1004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2" draw:style-name="gr6" draw:text-style-name="P6" draw:layer="layout" svg:width="4.6cm" svg:height="0.843cm" svg:x="0.8cm" svg:y="6.2cm">
          <text:p text:style-name="P1"><text:span text:style-name="T4">(#11{$FILE$(A.csv)})</text:span></text:p>
          <draw:enhanced-geometry draw:mirror-horizontal="false" draw:mirror-vertical="false" svg:viewBox="0 0 5764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3" draw:style-name="gr1" draw:text-style-name="P6" draw:layer="layout" svg:width="10.046cm" svg:height="1.013cm" svg:x="12.805cm" svg:y="9.976cm">
          <text:p text:style-name="P1"><text:span text:style-name="T2">- </text:span><text:span text:style-name="T2">出力データ形式定義</text:span><text:span text:style-name="T2">: data.ns3.ddl</text:span></text:p>
          <draw:enhanced-geometry draw:mirror-horizontal="false" draw:mirror-vertical="false" svg:viewBox="0 0 1004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0" draw:style-name="gr6" draw:text-style-name="P6" draw:layer="layout" svg:width="5.636cm" svg:height="0.843cm" svg:x="13.564cm" svg:y="11.002cm">
          <text:p text:style-name="P1"><text:span text:style-name="T4">{$PI$}($#1,$#2($#4,$#3))</text:span></text:p>
          <draw:enhanced-geometry draw:mirror-horizontal="false" draw:mirror-vertical="false" svg:viewBox="0 0 5336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2" draw:style-name="gr6" draw:text-style-name="P6" draw:layer="layout" svg:width="8.983cm" svg:height="1.433cm" svg:x="13.517cm" svg:y="8.623cm">
          <text:p text:style-name="P1"><text:span text:style-name="T4">{$BIND$($#11[2],$#12[2])}(#1[2],#2[2],#3[2],#4[4,2])</text:span></text:p>
          <draw:enhanced-geometry draw:mirror-horizontal="false" draw:mirror-vertical="false" svg:viewBox="0 0 5764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7" draw:style-name="gr1" draw:text-style-name="P6" draw:layer="layout" svg:width="2.739cm" svg:height="1.013cm" svg:x="12.8cm" svg:y="13.787cm">
          <text:p text:style-name="P1"><text:span text:style-name="T2">- </text:span><text:span text:style-name="T2">出力 </text:span><text:span text:style-name="T2">: </text:span></text:p>
          <draw:enhanced-geometry draw:mirror-horizontal="false" draw:mirror-vertical="false" svg:viewBox="0 0 274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3" draw:style-name="gr1" draw:text-style-name="P6" draw:layer="layout" svg:width="10.096cm" svg:height="1.013cm" svg:x="12.81cm" svg:y="7.619cm">
          <text:p text:style-name="P1"><text:span text:style-name="T2">- </text:span><text:span text:style-name="T2">入力データ形式定義</text:span><text:span text:style-name="T2">: data.ns3.ddf</text:span></text:p>
          <draw:enhanced-geometry draw:mirror-horizontal="false" draw:mirror-vertical="false" svg:viewBox="0 0 1009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3" draw:style-name="gr1" draw:text-style-name="P6" draw:layer="layout" svg:width="9.901cm" svg:height="1.013cm" svg:x="12.8cm" svg:y="5.065cm">
          <text:p text:style-name="P1"><text:span text:style-name="T2">- </text:span><text:span text:style-name="T2">バインドデータ定義</text:span><text:span text:style-name="T2">: data.ns3.bfl</text:span></text:p>
          <draw:enhanced-geometry draw:mirror-horizontal="false" draw:mirror-vertical="false" svg:viewBox="0 0 10047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2" draw:style-name="gr6" draw:text-style-name="P6" draw:layer="layout" svg:width="9.1cm" svg:height="0.843cm" svg:x="13.5cm" svg:y="6.065cm">
          <text:p text:style-name="P1"><text:span text:style-name="T4">(#11{$FILE$(“A.csv”)},#12{$FILE$(“B.csv”)})</text:span></text:p>
          <draw:enhanced-geometry draw:mirror-horizontal="false" draw:mirror-vertical="false" svg:viewBox="0 0 5764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3" draw:layer="layout" svg:width="3.393cm" svg:height="1.055cm" svg:x="1.6cm" svg:y="3.4cm">
          <draw:text-box>
            <text:p>1ファイル</text:p>
          </draw:text-box>
        </draw:frame>
        <draw:frame draw:style-name="gr8" draw:text-style-name="P3" draw:layer="layout" svg:width="4.312cm" svg:height="1.055cm" svg:x="14cm" svg:y="3.6cm">
          <draw:text-box>
            <text:p>複数ファイル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タイトル_20_スライド-background" style:display-name="タイトル スライド-background" style:family="presentation">
      <style:graphic-properties draw:stroke="none" draw:fill="solid" draw:fill-color="#ffffff"/>
      <style:text-properties style:letter-kerning="true"/>
    </style:style>
    <style:style style:name="タイトル_20_スライド-backgroundobjects" style:display-name="タイトル スライド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タイトル_20_スライド-notes" style:display-name="タイトル スライド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タイトル_20_スライド-outline1" style:display-name="タイトル スライド-outline1" style:family="presentation">
      <style:graphic-properties draw:stroke="none" draw:fill="none" draw:auto-grow-height="false" draw:fit-to-size="shrink-to-fit" style:shrink-to-fit="true">
        <text:list-style style:name="タイトル_20_スライド-outline1" style:display-name="タイトル スライド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Calibri" fo:font-family="Calibri" fo:font-size="32pt" fo:letter-spacing="normal" fo:language="ja" fo:country="JP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32pt" style:language-asian="ja" style:country-asian="JP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style style:name="タイトル_20_スライド-outline2" style:display-name="タイトル スライド-outline2" style:family="presentation" style:parent-style-name="タイトル_20_スライド-outline1">
      <style:paragraph-properties fo:margin-top="0.4cm" fo:margin-bottom="0cm" fo:line-height="100%" fo:text-align="start" style:punctuation-wrap="hanging" style:writing-mode="lr-tb"/>
      <style:text-properties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タイトル_20_スライド-outline3" style:display-name="タイトル スライド-outline3" style:family="presentation" style:parent-style-name="タイトル_20_スライド-outline2">
      <style:paragraph-properties fo:margin-top="0.3cm" fo:margin-bottom="0cm" fo:line-height="100%" fo:text-align="start" style:punctuation-wrap="hanging" style:writing-mode="lr-tb"/>
      <style:text-properties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タイトル_20_スライド-outline4" style:display-name="タイトル スライド-outline4" style:family="presentation" style:parent-style-name="タイトル_20_スライド-outline3">
      <style:paragraph-properties fo:margin-top="0.2cm" fo:margin-bottom="0cm" fo:line-height="100%" fo:text-align="start" style:punctuation-wrap="hanging" style:writing-mode="lr-tb"/>
      <style:text-properties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タイトル_20_スライド-outline5" style:display-name="タイトル スライド-outline5" style:family="presentation" style:parent-style-name="タイトル_20_スライド-outline4">
      <style:paragraph-properties fo:margin-top="0.1cm" fo:margin-bottom="0cm"/>
      <style:text-properties fo:font-size="20pt" style:font-size-asian="20pt" style:font-size-complex="20pt"/>
    </style:style>
    <style:style style:name="タイトル_20_スライド-outline6" style:display-name="タイトル スライド-outline6" style:family="presentation" style:parent-style-name="タイトル_20_スライド-outline5">
      <style:paragraph-properties fo:margin-top="0.1cm" fo:margin-bottom="0cm"/>
      <style:text-properties fo:font-size="20pt" style:font-size-asian="20pt" style:font-size-complex="20pt"/>
    </style:style>
    <style:style style:name="タイトル_20_スライド-outline7" style:display-name="タイトル スライド-outline7" style:family="presentation" style:parent-style-name="タイトル_20_スライド-outline6">
      <style:paragraph-properties fo:margin-top="0.1cm" fo:margin-bottom="0cm"/>
      <style:text-properties fo:font-size="20pt" style:font-size-asian="20pt" style:font-size-complex="20pt"/>
    </style:style>
    <style:style style:name="タイトル_20_スライド-outline8" style:display-name="タイトル スライド-outline8" style:family="presentation" style:parent-style-name="タイトル_20_スライド-outline7">
      <style:paragraph-properties fo:margin-top="0.1cm" fo:margin-bottom="0cm"/>
      <style:text-properties fo:font-size="20pt" style:font-size-asian="20pt" style:font-size-complex="20pt"/>
    </style:style>
    <style:style style:name="タイトル_20_スライド-outline9" style:display-name="タイトル スライド-outline9" style:family="presentation" style:parent-style-name="タイトル_20_スライド-outline8">
      <style:paragraph-properties fo:margin-top="0.1cm" fo:margin-bottom="0cm"/>
      <style:text-properties fo:font-size="20pt" style:font-size-asian="20pt" style:font-size-complex="20pt"/>
    </style:style>
    <style:style style:name="タイトル_20_スライド-subtitle" style:display-name="タイトル スライド-subtitle" style:family="presentation">
      <style:graphic-properties draw:stroke="none" draw:fill="none" draw:textarea-vertical-align="middle">
        <text:list-style style:name="タイトル_20_スライド-subtitle" style:display-name="タイトル スライド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タイトル_20_スライド-title" style:display-name="タイトル スライド-title" style:family="presentation">
      <style:graphic-properties draw:stroke="none" draw:fill="none" draw:textarea-vertical-align="middle">
        <text:list-style style:name="タイトル_20_スライド-title" style:display-name="タイトル スライド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Calibri" fo:font-family="Calibri" fo:font-size="18pt" fo:letter-spacing="normal" fo:language="ja" fo:country="JP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language-asian="ja" style:country-asian="JP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style style:name="タイトルとコンテンツ-background" style:family="presentation">
      <style:graphic-properties draw:stroke="none" draw:fill="solid" draw:fill-color="#ffffff"/>
      <style:text-properties style:letter-kerning="true"/>
    </style:style>
    <style:style style:name="タイトルとコンテンツ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タイトルとコンテンツ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タイトルとコンテンツ-outline1" style:family="presentation">
      <style:graphic-properties draw:stroke="none" draw:fill="none" draw:auto-grow-height="false" draw:fit-to-size="shrink-to-fit" style:shrink-to-fit="true">
        <text:list-style style:name="タイトルとコンテンツ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Calibri" fo:font-family="Calibri" fo:font-size="32pt" fo:letter-spacing="normal" fo:language="ja" fo:country="JP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32pt" style:language-asian="ja" style:country-asian="JP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style style:name="タイトルとコンテンツ-outline2" style:family="presentation" style:parent-style-name="タイトルとコンテンツ-outline1">
      <style:paragraph-properties fo:margin-top="0.4cm" fo:margin-bottom="0cm" fo:line-height="100%" fo:text-align="start" style:punctuation-wrap="hanging" style:writing-mode="lr-tb"/>
      <style:text-properties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タイトルとコンテンツ-outline3" style:family="presentation" style:parent-style-name="タイトルとコンテンツ-outline2">
      <style:paragraph-properties fo:margin-top="0.3cm" fo:margin-bottom="0cm" fo:line-height="100%" fo:text-align="start" style:punctuation-wrap="hanging" style:writing-mode="lr-tb"/>
      <style:text-properties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タイトルとコンテンツ-outline4" style:family="presentation" style:parent-style-name="タイトルとコンテンツ-outline3">
      <style:paragraph-properties fo:margin-top="0.2cm" fo:margin-bottom="0cm" fo:line-height="100%" fo:text-align="start" style:punctuation-wrap="hanging" style:writing-mode="lr-tb"/>
      <style:text-properties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タイトルとコンテンツ-outline5" style:family="presentation" style:parent-style-name="タイトルとコンテンツ-outline4">
      <style:paragraph-properties fo:margin-top="0.1cm" fo:margin-bottom="0cm"/>
      <style:text-properties fo:font-size="20pt" style:font-size-asian="20pt" style:font-size-complex="20pt"/>
    </style:style>
    <style:style style:name="タイトルとコンテンツ-outline6" style:family="presentation" style:parent-style-name="タイトルとコンテンツ-outline5">
      <style:paragraph-properties fo:margin-top="0.1cm" fo:margin-bottom="0cm"/>
      <style:text-properties fo:font-size="20pt" style:font-size-asian="20pt" style:font-size-complex="20pt"/>
    </style:style>
    <style:style style:name="タイトルとコンテンツ-outline7" style:family="presentation" style:parent-style-name="タイトルとコンテンツ-outline6">
      <style:paragraph-properties fo:margin-top="0.1cm" fo:margin-bottom="0cm"/>
      <style:text-properties fo:font-size="20pt" style:font-size-asian="20pt" style:font-size-complex="20pt"/>
    </style:style>
    <style:style style:name="タイトルとコンテンツ-outline8" style:family="presentation" style:parent-style-name="タイトルとコンテンツ-outline7">
      <style:paragraph-properties fo:margin-top="0.1cm" fo:margin-bottom="0cm"/>
      <style:text-properties fo:font-size="20pt" style:font-size-asian="20pt" style:font-size-complex="20pt"/>
    </style:style>
    <style:style style:name="タイトルとコンテンツ-outline9" style:family="presentation" style:parent-style-name="タイトルとコンテンツ-outline8">
      <style:paragraph-properties fo:margin-top="0.1cm" fo:margin-bottom="0cm"/>
      <style:text-properties fo:font-size="20pt" style:font-size-asian="20pt" style:font-size-complex="20pt"/>
    </style:style>
    <style:style style:name="タイトルとコンテンツ-subtitle" style:family="presentation">
      <style:graphic-properties draw:stroke="none" draw:fill="none" draw:textarea-vertical-align="middle">
        <text:list-style style:name="タイトルとコンテンツ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タイトルとコンテンツ-title" style:family="presentation">
      <style:graphic-properties draw:stroke="none" draw:fill="none" draw:textarea-vertical-align="middle">
        <text:list-style style:name="タイトルとコンテンツ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Calibri" fo:font-family="Calibri" fo:font-size="18pt" fo:letter-spacing="normal" fo:language="ja" fo:country="JP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language-asian="ja" style:country-asian="JP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タイトル_20_スライド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タイトル_20_スライド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タイトル_20_スライド-backgroundobjects">
      <style:graphic-properties draw:stroke="none" draw:fill="none" draw:fill-color="#ffffff" draw:auto-grow-height="false" fo:min-height="1.485cm"/>
    </style:style>
    <style:style style:name="Mpr4" style:family="presentation" style:parent-style-name="タイトル_20_スライド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タイトルとコンテンツ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タイトルとコンテンツ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タイトルとコンテンツ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タイトルとコンテンツ-backgroundobjects">
      <style:graphic-properties draw:stroke="none" draw:fill="none" draw:fill-color="#ffffff" draw:auto-grow-height="false" fo:min-height="1.485cm"/>
    </style:style>
    <style:style style:name="Mpr9" style:family="presentation" style:parent-style-name="タイトルとコンテンツ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タイトル_20_スライド" style:display-name="タイトル スライド" style:page-layout-name="PM1" draw:style-name="Mdp1">
      <draw:frame draw:name="タイトル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マスター タイトルの書式設定</text:span></text:p>
        </draw:text-box>
      </draw:frame>
      <draw:frame draw:name="日付プレースホルダー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20-07-03">7/3/20</text:date></text:span></text:p>
        </draw:text-box>
      </draw:frame>
      <draw:frame draw:name="フッター プレースホルダー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スライド番号プレースホルダー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番号&gt;</text:page-number></text:span></text:p>
        </draw:text-box>
      </draw:frame>
      <draw:frame presentation:style-name="タイトル_20_スライド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タイトル_20_スライド-title" draw:layer="backgroundobjects" svg:width="14.848cm" svg:height="11.136cm" svg:x="3.075cm" svg:y="2.257cm" presentation:class="page"/>
        <draw:frame presentation:style-name="タイトル_20_スライド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タイトルとコンテンツ" style:page-layout-name="PM1" draw:style-name="Mdp1">
      <draw:frame draw:name="タイトル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マスター タイトルの書式設定</text:span></text:p>
        </draw:text-box>
      </draw:frame>
      <draw:frame draw:name="コンテンツ プレースホルダー 2" presentation:style-name="Mpr6" draw:text-style-name="MP1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0"><text:span text:style-name="MT4">マスター テキストの書式設定</text:span></text:p>
              <text:list>
                <text:list-item>
                  <text:p text:style-name="MP11"><text:span text:style-name="MT5">第 </text:span><text:span text:style-name="MT5">2 </text:span><text:span text:style-name="MT5">レベル</text:span></text:p>
                  <text:list>
                    <text:list-item>
                      <text:p text:style-name="MP12"><text:span text:style-name="MT6">第 </text:span><text:span text:style-name="MT6">3 </text:span><text:span text:style-name="MT6">レベル</text:span></text:p>
                      <text:list>
                        <text:list-item>
                          <text:p text:style-name="MP13"><text:span text:style-name="MT7">第 </text:span><text:span text:style-name="MT7">4 </text:span><text:span text:style-name="MT7">レベル</text:span></text:p>
                          <text:list>
                            <text:list-item>
                              <text:p text:style-name="MP13"><text:span text:style-name="MT7">第 </text:span><text:span text:style-name="MT7">5 </text:span><text:span text:style-name="MT7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付プレースホルダー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20-07-03">7/3/20</text:date></text:span></text:p>
        </draw:text-box>
      </draw:frame>
      <draw:frame draw:name="フッター プレースホルダー 4" presentation:style-name="Mpr7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スライド番号プレースホルダー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番号&gt;</text:page-number></text:span></text:p>
        </draw:text-box>
      </draw:frame>
      <presentation:notes style:page-layout-name="PM0">
        <draw:page-thumbnail presentation:style-name="タイトルとコンテンツ-title" draw:layer="backgroundobjects" svg:width="14.848cm" svg:height="11.136cm" svg:x="3.075cm" svg:y="2.257cm" presentation:class="page"/>
        <draw:frame presentation:style-name="タイトルとコンテンツ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プレゼンテーション</dc:title>
    <meta:initial-creator>AMANO KOU</meta:initial-creator>
    <meta:editing-cycles>127</meta:editing-cycles>
    <meta:creation-date>2020-04-16T04:11:41</meta:creation-date>
    <dc:date>2020-07-03T12:13:16.794027957</dc:date>
    <meta:editing-duration>PT6H55M19S</meta:editing-duration>
    <meta:generator>LibreOffice/5.3.6.1$Linux_X86_64 LibreOffice_project/30$Build-1</meta:generator>
    <meta:document-statistic meta:object-count="94"/>
    <meta:user-defined meta:name="AppVersion">14.0000</meta:user-defined>
    <meta:user-defined meta:name="Company">RIKE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画面に合わせる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</meta:user-defined>
  </office:meta>
</office:document-meta>
</file>